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3600000036E3CCFA7D3A8F0664.png" manifest:media-type="image/png"/>
  <manifest:file-entry manifest:full-path="Pictures/10000D570000057A0000057A86AC6D923E6B22B1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ato Heavy" svg:font-family="'Lato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12.393cm"/>
    </style:style>
    <style:style style:name="gr2" style:family="graphic" style:parent-style-name="standard">
      <style:graphic-properties svg:stroke-color="#21409a" draw:fill-color="#454fa1" draw:textarea-horizontal-align="justify" draw:textarea-vertical-align="middle" draw:auto-grow-height="false" fo:min-height="0.174cm" fo:min-width="0cm"/>
    </style:style>
    <style:style style:name="gr3" style:family="graphic" style:parent-style-name="objectwithoutfill">
      <style:graphic-properties svg:stroke-width="0.035cm" svg:stroke-color="#21409a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Fine_20_Dashed" svg:stroke-color="#21409a" draw:marker-end="" draw:marker-end-width="0.3cm" draw:fill="none" draw:textarea-vertical-align="middle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color="#4a70b0" style:font-name="Lato Heavy" fo:font-size="38pt" style:font-size-asian="38pt" style:font-size-complex="38pt"/>
    </style:style>
    <style:style style:name="P2" style:family="paragraph">
      <loext:graphic-properties draw:fill="none" draw:fill-color="#ffffff"/>
      <style:paragraph-properties fo:text-align="center"/>
      <style:text-properties fo:color="#4a70b0" style:font-name="Lato Heavy" fo:font-size="38pt" style:font-size-asian="38pt" style:font-size-complex="38pt"/>
    </style:style>
    <style:style style:name="P3" style:family="paragraph">
      <loext:graphic-properties draw:fill-color="#454fa1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color="#4a70b0" style:font-name="Lato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color="#4a70b0" style:font-name="Lato Heavy"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2.893cm" svg:height="1.593cm" svg:x="0cm" svg:y="3.107cm">
          <draw:text-box>
            <text:p text:style-name="P1"><text:span text:style-name="T1">BECOME A </text:span><text:span text:style-name="T2">SPONSOR</text:span></text:p>
          </draw:text-box>
        </draw:frame>
        <draw:custom-shape draw:style-name="gr2" draw:text-style-name="P3" draw:layer="layout" svg:width="0.59cm" svg:height="0.6cm" svg:x="2.157cm" svg:y="0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9cm" svg:height="0.6cm" svg:x="5.303cm" svg:y="1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9cm" svg:height="0.6cm" svg:x="9.103cm" svg:y="1.0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.728cm" svg:y1="0.47cm" svg:x2="9.093cm" svg:y2="1.242cm">
          <text:p/>
        </draw:line>
        <draw:line draw:style-name="gr3" draw:text-style-name="P4" draw:layer="layout" svg:x1="9.093cm" svg:y1="1.442cm" svg:x2="5.893cm" svg:y2="2.142cm">
          <text:p/>
        </draw:line>
        <draw:line draw:style-name="gr4" draw:text-style-name="P4" draw:layer="layout" svg:x1="2.466cm" svg:y1="3.242cm" svg:x2="2.466cm" svg:y2="0.7cm">
          <text:p/>
        </draw:line>
        <draw:line draw:style-name="gr4" draw:text-style-name="P4" draw:layer="layout" svg:x1="5.6cm" svg:y1="3.3cm" svg:x2="5.6cm" svg:y2="2.6cm">
          <text:p/>
        </draw:line>
        <draw:line draw:style-name="gr4" draw:text-style-name="P4" draw:layer="layout" svg:x1="9.408cm" svg:y1="3.3cm" svg:x2="9.401cm" svg:y2="1.642cm">
          <text:p/>
        </draw:line>
        <draw:frame draw:style-name="gr5" draw:text-style-name="P5" draw:layer="layout" svg:width="1.401cm" svg:height="1.401cm" svg:x="12.899cm" svg:y="3.199cm">
          <draw:image xlink:href="Pictures/10000D570000057A0000057A86AC6D923E6B22B1.svg" xlink:type="simple" xlink:show="embed" xlink:actuate="onLoad">
            <text:p/>
          </draw:image>
          <draw:image xlink:href="Pictures/100002010000003600000036E3CCFA7D3A8F0664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ato Heavy" svg:font-family="'Lato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4.3cm" fo:page-height="4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8T23:12:51.086219979</meta:creation-date>
    <dc:date>2019-05-11T12:53:38.617221310</dc:date>
    <meta:editing-duration>PT1H43M22S</meta:editing-duration>
    <meta:editing-cycles>15</meta:editing-cycles>
    <meta:generator>LibreOffice/6.0.7.3$Linux_X86_64 LibreOffice_project/00m0$Build-3</meta:generator>
    <meta:document-statistic meta:object-count="10"/>
  </office:meta>
</office:document-meta>
</file>